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cm" svg:stroke-color="#99cc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ff" draw:opacity="100%" draw:textarea-horizontal-align="justify" draw:textarea-vertical-align="middle" draw:auto-grow-height="false" fo:min-height="0cm" fo:min-width="0cm" fo:wrap-option="no-wrap" draw:shadow-opacity="100%"/>
    </style:style>
    <style:style style:name="gr3" style:family="graphic" style:parent-style-name="standard">
      <style:graphic-properties draw:fill-color="#23b8dc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width="0.1cm" svg:stroke-color="#ff9966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1cm" svg:stroke-color="#ffcc99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0000ff" draw:fill-color="#99ccff" draw:textarea-horizontal-align="center" draw:textarea-vertical-align="middle"/>
    </style:style>
    <style:style style:name="gr7" style:family="graphic" style:parent-style-name="standard">
      <style:graphic-properties draw:fill-color="#198a8a" draw:textarea-horizontal-align="center" draw:textarea-vertical-align="middle"/>
    </style:style>
    <style:style style:name="gr8" style:family="graphic" style:parent-style-name="standard">
      <style:graphic-properties draw:fill-color="#99ccff" draw:textarea-horizontal-align="center" draw:textarea-vertical-align="middle"/>
    </style:style>
    <style:style style:name="gr9" style:family="graphic" style:parent-style-name="standard">
      <style:graphic-properties draw:fill-color="#94bd5e" draw:textarea-horizontal-align="center" draw:textarea-vertical-align="middle"/>
    </style:style>
    <style:style style:name="gr10" style:family="graphic" style:parent-style-name="standard">
      <style:graphic-properties draw:fill-color="#94bd5e" draw:textarea-horizontal-align="center" draw:textarea-vertical-align="middle" draw:shadow="visible" draw:shadow-offset-x="0.2cm" draw:shadow-offset-y="0.2cm" draw:shadow-color="#94bd5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ff" draw:fill-color="#ffcc99" draw:textarea-horizontal-align="center" draw:textarea-vertical-align="middle"/>
    </style:style>
    <style:style style:name="gr13" style:family="graphic" style:parent-style-name="standard">
      <style:graphic-properties svg:stroke-color="#000000" draw:fill-color="#ff9966" draw:textarea-horizontal-align="center" draw:textarea-vertical-align="middle"/>
    </style:style>
    <style:style style:name="gr14" style:family="graphic" style:parent-style-name="standard">
      <style:graphic-properties svg:stroke-color="#0000ff" draw:fill-color="#ff9966" draw:textarea-horizontal-align="center" draw:textarea-vertical-align="middle"/>
    </style:style>
    <style:style style:name="gr15" style:family="graphic" style:parent-style-name="standard">
      <style:graphic-properties draw:fill-color="#cc6633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draw:marker-end="Arrow" draw:marker-end-width="0.25cm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draw:marker-end-width="0.25cm" draw:textarea-horizontal-align="center" draw:textarea-vertical-align="middle"/>
    </style:style>
    <style:style style:name="gr18" style:family="graphic" style:parent-style-name="standard">
      <style:graphic-properties draw:fill-color="#cccc00" draw:textarea-horizontal-align="center" draw:textarea-vertical-align="middle" draw:shadow="visible" draw:shadow-offset-x="0.2cm" draw:shadow-offset-y="0.2cm" draw:shadow-color="#cccc00" draw:shadow-opacity="50%"/>
    </style:style>
    <style:style style:name="gr19" style:family="graphic" style:parent-style-name="standard">
      <style:graphic-properties svg:stroke-width="0.075cm" svg:stroke-color="#0000ff" draw:marker-start-width="0.412cm" draw:marker-end="Arrow" draw:marker-end-width="0.3cm" draw:textarea-horizontal-align="center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svg:stroke-width="0.075cm" svg:stroke-color="#0000ff" draw:marker-start-width="0.412cm" draw:marker-end="Arrow" draw:marker-end-width="0.3cm" draw:textarea-horizontal-align="center" draw:textarea-vertical-align="middle" fo:padding-top="0.162cm" fo:padding-bottom="0.162cm" fo:padding-left="0.287cm" fo:padding-right="0.287cm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svg:stroke-width="0.1cm" svg:stroke-color="#198a8a" draw:marker-start-width="0.4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Ultrafine_20_Dashed" svg:stroke-width="0.1cm" svg:stroke-color="#198a8a" draw:marker-start-width="0.45cm" draw:marker-end-width="0.2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-color="#ff6633" draw:textarea-horizontal-align="center" draw:textarea-vertical-align="middle"/>
    </style:style>
    <style:style style:name="gr25" style:family="graphic" style:parent-style-name="standard">
      <style:graphic-properties draw:fill-color="#0099ff" draw:textarea-horizontal-align="center" draw:textarea-vertical-align="middle"/>
    </style:style>
    <style:style style:name="gr26" style:family="graphic" style:parent-style-name="standard">
      <style:graphic-properties svg:stroke-width="0.075cm" svg:stroke-color="#0000ff" draw:marker-start-width="0.412cm" draw:marker-end="" draw:marker-end-width="0.3cm" draw:textarea-horizontal-align="center" draw:textarea-vertical-align="middle" fo:padding-top="0.163cm" fo:padding-bottom="0.163cm" fo:padding-left="0.288cm" fo:padding-right="0.288cm"/>
    </style:style>
    <style:style style:name="gr27" style:family="graphic" style:parent-style-name="standard">
      <style:graphic-properties draw:stroke="dash" draw:stroke-dash="Ultrafine_20_Dashed" draw:marker-end="" draw:marker-end-width="0.25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9cm" fo:min-width="0cm"/>
    </style:style>
    <style:style style:name="gr29" style:family="graphic" style:parent-style-name="standard">
      <style:graphic-properties draw:stroke="dash" draw:stroke-dash="Ultrafine_20_Dashed" svg:stroke-width="0.1cm" svg:stroke-color="#6633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dash" draw:stroke-dash="Ultrafine_20_Dashed" svg:stroke-width="0.1cm" svg:stroke-color="#663300" draw:marker-start-width="0.4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-color="#b3b300" draw:textarea-horizontal-align="center" draw:textarea-vertical-align="middle"/>
    </style:style>
    <style:style style:name="gr32" style:family="graphic" style:parent-style-name="standard">
      <style:graphic-properties draw:fill-color="#b3b300" draw:textarea-horizontal-align="center" draw:textarea-vertical-align="middle" draw:shadow="visible" draw:shadow-offset-x="0.2cm" draw:shadow-offset-y="0.2cm" draw:shadow-color="#b3b300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7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66" fo:font-size="10pt" fo:font-weight="bold" style:font-size-asian="18pt" style:font-size-complex="18pt"/>
    </style:style>
    <style:style style:name="P3" style:family="paragraph">
      <style:paragraph-properties fo:text-align="center"/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P4" style:family="paragraph">
      <style:paragraph-properties fo:text-align="center"/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P5" style:family="paragraph">
      <style:paragraph-properties fo:text-align="center"/>
      <style:text-properties fo:color="#0000ff" fo:font-size="11pt" fo:font-weight="bold" style:font-size-asian="18pt" style:font-size-complex="18pt"/>
    </style:style>
    <style:style style:name="P6" style:family="paragraph">
      <style:paragraph-properties fo:text-align="center"/>
      <style:text-properties fo:color="#0000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9pt" fo:font-style="italic" fo:font-weight="normal" style:font-size-asian="18pt" style:font-size-complex="18pt"/>
    </style:style>
    <style:style style:name="P9" style:family="paragraph">
      <style:text-properties fo:color="#ffcc99"/>
    </style:style>
    <style:style style:name="P10" style:family="paragraph">
      <style:text-properties fo:color="#ffcc99" fo:font-size="9pt" fo:font-style="italic" style:font-size-asian="18pt" style:font-size-complex="18pt"/>
    </style:style>
    <style:style style:name="P11" style:family="paragraph">
      <style:text-properties fo:font-size="9pt" fo:font-style="italic" style:font-size-asian="18pt" style:font-size-complex="18pt"/>
    </style:style>
    <style:style style:name="P12" style:family="paragraph">
      <style:text-properties fo:font-size="9pt" style:font-size-asian="18pt" style:font-size-complex="18pt"/>
    </style:style>
    <style:style style:name="P13" style:family="paragraph">
      <style:text-properties fo:color="#ff9966" fo:font-size="9pt" fo:font-style="italic" style:font-size-asian="18pt" style:font-size-complex="18pt"/>
    </style:style>
    <style:style style:name="P14" style:family="paragraph">
      <style:text-properties fo:color="#663300" fo:font-size="9pt" style:font-size-asian="18pt" style:font-size-complex="18pt"/>
    </style:style>
    <style:style style:name="P15" style:family="paragraph">
      <style:text-properties fo:color="#663300" fo:font-size="9pt" fo:font-style="italic" style:font-size-asian="18pt" style:font-size-complex="18pt"/>
    </style:style>
    <style:style style:name="P16" style:family="paragraph">
      <style:paragraph-properties fo:text-align="center"/>
      <style:text-properties fo:color="#663300" fo:font-size="9pt" style:font-size-asian="18pt" style:font-size-complex="18pt"/>
    </style:style>
    <style:style style:name="P17" style:family="paragraph">
      <style:paragraph-properties fo:text-align="center"/>
      <style:text-properties fo:color="#663300" fo:font-size="9pt" fo:font-style="italic" style:font-size-asian="18pt" style:font-size-complex="18pt"/>
    </style:style>
    <style:style style:name="T1" style:family="text">
      <style:text-properties fo:color="#660066" fo:font-size="10pt" fo:font-weight="bold" style:font-size-asian="18pt" style:font-size-complex="18pt"/>
    </style:style>
    <style:style style:name="T2" style:family="text"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T3" style:family="text"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T4" style:family="text">
      <style:text-properties fo:color="#0000ff" fo:font-size="11pt" fo:font-weight="bold" style:font-size-asian="18pt" style:font-size-complex="18pt"/>
    </style:style>
    <style:style style:name="T5" style:family="text">
      <style:text-properties fo:font-size="9pt" fo:font-style="italic" fo:font-weight="normal" style:font-size-asian="18pt" style:font-size-complex="18pt"/>
    </style:style>
    <style:style style:name="T6" style:family="text">
      <style:text-properties fo:font-size="9pt" fo:font-style="italic" style:text-underline-style="solid" style:text-underline-width="auto" style:text-underline-color="font-color" fo:font-weight="normal" style:font-size-asian="18pt" style:font-size-complex="18pt"/>
    </style:style>
    <style:style style:name="T7" style:family="text">
      <style:text-properties fo:font-size="9pt" fo:font-style="italic" style:font-size-asian="18pt" style:font-size-complex="18pt"/>
    </style:style>
    <style:style style:name="T8" style:family="text">
      <style:text-properties fo:font-family="'Liberation Sans'" style:font-style-name="Regular" style:font-family-generic="swiss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9" style:family="text">
      <style:text-properties fo:font-family="'Liberation Sans'" style:font-family-generic="roman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10" style:family="text">
      <style:text-properties fo:color="#ff9966" fo:font-style="italic"/>
    </style:style>
    <style:style style:name="T11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bjects hierarchy" draw:style-name="dp1" draw:master-page-name="Default">
        <draw:rect draw:style-name="gr1" draw:text-style-name="P1" draw:layer="layout" svg:width="9.26cm" svg:height="17.753cm" svg:x="5.139cm" svg:y="15.617cm">
          <text:p/>
        </draw:rect>
        <draw:custom-shape draw:style-name="gr2" draw:text-style-name="P2" draw:layer="layout" svg:width="3.8cm" svg:height="0.8cm" svg:x="5.59cm" svg:y="32.162cm">
          <text:p text:style-name="P1"><text:span text:style-name="T1">NAIFactory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5.59cm" svg:y="31.162cm">
          <text:p text:style-name="P1"><text:span text:style-name="T1">NAIEx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5.517cm" svg:y="22.859cm">
          <text:p text:style-name="P1"><text:span text:style-name="T1">NAIFactory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" draw:text-style-name="P3" draw:layer="layout" svg:width="4cm" svg:height="1.4cm" svg:x="9.853cm" svg:y="16.011cm">
          <text:p text:style-name="P1"><text:span text:style-name="T2">NAModule</text:span></text:p>
        </draw:rect>
        <draw:custom-shape draw:style-name="gr2" draw:text-style-name="P2" draw:layer="layout" svg:width="3.8cm" svg:height="0.8cm" svg:x="20.751cm" svg:y="14.867cm">
          <text:p text:style-name="P1"><text:span text:style-name="T1">NautilusMenu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20.751cm" svg:y="13.867cm">
          <text:p text:style-name="P1"><text:span text:style-name="T1">NAIPivotConsum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3.702cm" svg:y="30.007cm">
          <text:p text:style-name="P1"><text:span text:style-name="T1">NactIAdvance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3.702cm" svg:y="28.979cm">
          <text:p text:style-name="P1"><text:span text:style-name="T1">NactICondition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3.702cm" svg:y="27.932cm">
          <text:p text:style-name="P1"><text:span text:style-name="T1">NactIFolder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3.702cm" svg:y="26.886cm">
          <text:p text:style-name="P1"><text:span text:style-name="T1">NactIComman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3.702cm" svg:y="25.839cm">
          <text:p text:style-name="P1"><text:span text:style-name="T1">NactIAc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3.702cm" svg:y="24.793cm">
          <text:p text:style-name="P1"><text:span text:style-name="T1">NactIActionsLis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3.702cm" svg:y="23.746cm">
          <text:p text:style-name="P1"><text:span text:style-name="T1">NAIPivotConsume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43.702cm" svg:y="22.7cm">
          <text:p text:style-name="P1"><text:span text:style-name="T1">NAIAbou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1" draw:layer="layout" svg:width="11.02cm" svg:height="2.047cm" svg:x="36.35cm" svg:y="17.386cm">
          <text:p/>
        </draw:rect>
        <draw:rect draw:style-name="gr5" draw:text-style-name="P1" draw:layer="layout" svg:width="10.629cm" svg:height="2.048cm" svg:x="33.7cm" svg:y="8.159cm">
          <text:p/>
        </draw:rect>
        <draw:rect draw:style-name="gr6" draw:text-style-name="P4" draw:layer="layout" svg:width="4cm" svg:height="1.4cm" svg:x="28.051cm" svg:y="23.842cm">
          <text:p text:style-name="P1"><text:span text:style-name="T3">NAObject</text:span></text:p>
        </draw:rect>
        <draw:rect draw:style-name="gr7" draw:text-style-name="P3" draw:layer="layout" svg:width="4cm" svg:height="1.4cm" svg:x="20.7cm" svg:y="17.7cm">
          <text:p text:style-name="P1"><text:span text:style-name="T2">NAPivot</text:span></text:p>
        </draw:rect>
        <draw:rect draw:style-name="gr8" draw:text-style-name="P3" draw:layer="layout" svg:width="4cm" svg:height="1.4cm" svg:x="7.728cm" svg:y="20.134cm">
          <text:p text:style-name="P1"><text:span text:style-name="T2">NagpGConfProvider</text:span></text:p>
        </draw:rect>
        <draw:rect draw:style-name="gr9" draw:text-style-name="P3" draw:layer="layout" svg:width="4cm" svg:height="1.4cm" svg:x="23cm" svg:y="11cm">
          <text:p text:style-name="P1"><text:span text:style-name="T2">NautilusActions</text:span></text:p>
        </draw:rect>
        <draw:custom-shape draw:style-name="gr2" draw:text-style-name="P2" draw:layer="layout" svg:width="3.8cm" svg:height="0.8cm" svg:x="20.751cm" svg:y="12.778cm">
          <text:p text:style-name="P1"><text:span text:style-name="T1">NAIAbou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3" draw:layer="layout" svg:width="4cm" svg:height="1.4cm" svg:x="22.9cm" svg:y="6cm">
          <text:p text:style-name="P1"><text:span text:style-name="T2">nautilus-module.c</text:span></text:p>
        </draw:rect>
        <draw:frame draw:style-name="gr11" draw:text-style-name="P5" draw:layer="layout" svg:width="2.331cm" svg:height="1.979cm" svg:x="23.795cm" svg:y="3.719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menu</text:span></text:p>
            <text:p text:style-name="P1"><text:span text:style-name="T4">extension</text:span></text:p>
          </draw:text-box>
        </draw:frame>
        <draw:rect draw:style-name="gr10" draw:text-style-name="P3" draw:layer="layout" svg:width="4cm" svg:height="1.4cm" svg:x="22.9cm" svg:y="6.001cm">
          <text:p text:style-name="P1"><text:span text:style-name="T2">nautilus-module.c</text:span></text:p>
        </draw:rect>
        <draw:rect draw:style-name="gr12" draw:text-style-name="P4" draw:layer="layout" svg:width="4cm" svg:height="1.4cm" svg:x="34cm" svg:y="8.5cm">
          <text:p text:style-name="P1"><text:span text:style-name="T3">BaseApplication</text:span></text:p>
        </draw:rect>
        <draw:rect draw:style-name="gr13" draw:text-style-name="P3" draw:layer="layout" svg:width="4cm" svg:height="1.4cm" svg:x="37cm" svg:y="17.7cm">
          <text:p text:style-name="P1"><text:span text:style-name="T2">NactApplication</text:span></text:p>
        </draw:rect>
        <draw:rect draw:style-name="gr12" draw:text-style-name="P4" draw:layer="layout" svg:width="4cm" svg:height="1.4cm" svg:x="40cm" svg:y="8.5cm">
          <text:p text:style-name="P1"><text:span text:style-name="T3">BaseWindow</text:span></text:p>
        </draw:rect>
        <draw:rect draw:style-name="gr14" draw:text-style-name="P4" draw:layer="layout" svg:width="4cm" svg:height="1.4cm" svg:x="43cm" svg:y="17.7cm">
          <text:p text:style-name="P6"><text:span text:style-name="T2">NactWindow</text:span></text:p>
        </draw:rect>
        <draw:rect draw:style-name="gr14" draw:text-style-name="P4" draw:layer="layout" svg:width="4cm" svg:height="1.4cm" svg:x="42.989cm" svg:y="11.101cm">
          <text:p text:style-name="P6"><text:span text:style-name="T2">BaseAssistant</text:span></text:p>
        </draw:rect>
        <draw:rect draw:style-name="gr15" draw:text-style-name="P3" draw:layer="layout" svg:width="4cm" svg:height="1.4cm" svg:x="45.989cm" svg:y="13.201cm">
          <text:p text:style-name="P1"><text:span text:style-name="T2">NactAssistantImport</text:span></text:p>
        </draw:rect>
        <draw:rect draw:style-name="gr15" draw:text-style-name="P3" draw:layer="layout" svg:width="4cm" svg:height="1.4cm" svg:x="45.989cm" svg:y="15.301cm">
          <text:p text:style-name="P1"><text:span text:style-name="T2">NactAssistantExport</text:span></text:p>
        </draw:rect>
        <draw:rect draw:style-name="gr15" draw:text-style-name="P3" draw:layer="layout" svg:width="4cm" svg:height="1.4cm" svg:x="46cm" svg:y="19.9cm">
          <text:p text:style-name="P1"><text:span text:style-name="T2">NactMainWindow</text:span></text:p>
        </draw:rect>
        <draw:g>
          <draw:line draw:style-name="gr16" draw:text-style-name="P1" draw:layer="layout" svg:x1="44.989cm" svg:y1="13.951cm" svg:x2="45.99cm" svg:y2="13.951cm">
            <text:p/>
          </draw:line>
          <draw:line draw:style-name="gr17" draw:text-style-name="P1" draw:layer="layout" svg:x1="44.99cm" svg:y1="15.967cm" svg:x2="44.99cm" svg:y2="12.507cm">
            <text:p/>
          </draw:line>
          <draw:line draw:style-name="gr16" draw:text-style-name="P1" draw:layer="layout" svg:x1="44.989cm" svg:y1="15.962cm" svg:x2="45.99cm" svg:y2="15.962cm">
            <text:p/>
          </draw:line>
        </draw:g>
        <draw:line draw:style-name="gr16" draw:text-style-name="P1" draw:layer="layout" svg:x1="30.137cm" svg:y1="25.288cm" svg:x2="30.137cm" svg:y2="26.889cm">
          <text:p/>
        </draw:line>
        <draw:g>
          <draw:line draw:style-name="gr16" draw:text-style-name="P1" draw:layer="layout" svg:x1="36.008cm" svg:y1="18.226cm" svg:x2="37.009cm" svg:y2="18.226cm">
            <text:p/>
          </draw:line>
          <draw:line draw:style-name="gr17" draw:text-style-name="P1" draw:layer="layout" svg:x1="36.009cm" svg:y1="9.896cm" svg:x2="36.009cm" svg:y2="18.221cm">
            <text:p/>
          </draw:line>
        </draw:g>
        <draw:g>
          <draw:line draw:style-name="gr17" draw:text-style-name="P1" draw:layer="layout" svg:x1="45.008cm" svg:y1="19.072cm" svg:x2="45.008cm" svg:y2="20.403cm">
            <text:p/>
          </draw:line>
          <draw:line draw:style-name="gr16" draw:text-style-name="P1" draw:layer="layout" svg:x1="45cm" svg:y1="20.396cm" svg:x2="46.001cm" svg:y2="20.396cm">
            <text:p/>
          </draw:line>
        </draw:g>
        <draw:rect draw:style-name="gr10" draw:text-style-name="P3" draw:layer="layout" svg:width="4cm" svg:height="1.4cm" svg:x="36.9cm" svg:y="6cm">
          <text:p text:style-name="P1"><text:span text:style-name="T2">nautilus-module.c</text:span></text:p>
        </draw:rect>
        <draw:frame draw:style-name="gr11" draw:text-style-name="P5" draw:layer="layout" svg:width="3.618cm" svg:height="1.547cm" svg:x="37.095cm" svg:y="3.719cm">
          <draw:text-box>
            <text:p text:style-name="P1"><text:span text:style-name="T4">Nautilus-Actions</text:span></text:p>
            <text:p text:style-name="P1"><text:span text:style-name="T4">Configuration</text:span></text:p>
            <text:p text:style-name="P1"><text:span text:style-name="T4">Tool</text:span></text:p>
          </draw:text-box>
        </draw:frame>
        <draw:rect draw:style-name="gr18" draw:text-style-name="P3" draw:layer="layout" svg:width="4cm" svg:height="1.4cm" svg:x="36.9cm" svg:y="6.001cm">
          <text:p text:style-name="P1"><text:span text:style-name="T2">nact-main.c</text:span></text:p>
        </draw:rect>
        <draw:line draw:style-name="gr19" draw:text-style-name="P1" draw:layer="layout" svg:x1="25.002cm" svg:y1="7.476cm" svg:x2="25.002cm" svg:y2="11.003cm">
          <text:p/>
        </draw:line>
        <draw:line draw:style-name="gr20" draw:text-style-name="P1" draw:layer="layout" svg:x1="38.94cm" svg:y1="7.377cm" svg:x2="38.94cm" svg:y2="17.739cm">
          <text:p/>
        </draw:line>
        <draw:custom-shape draw:style-name="gr21" draw:text-style-name="P8" draw:layer="layout" svg:width="13.219cm" svg:height="4.44cm" svg:x="44.252cm" svg:y="1.858cm">
          <text:p text:style-name="P7"><text:span text:style-name="T5">BaseWindow may be a badly choosen name for this class hierarchy.</text:span></text:p>
          <text:p text:style-name="P7"><text:span text:style-name="T5">It actually manages the windows of the application as the user sees them.</text:span></text:p>
          <text:p text:style-name="P7"><text:span text:style-name="T5">But it is </text:span><text:span text:style-name="T6">not</text:span><text:span text:style-name="T5"> a GtkWindow derived class or anything of this sort (even</text:span></text:p>
          <text:p text:style-name="P7"><text:span text:style-name="T5">if it has a link to the toplevel GtkWindow which is drawn here).</text:span></text:p>
          <text:p text:style-name="P7"><text:span text:style-name="T5"/></text:p>
          <text:p text:style-name="P7"><text:span text:style-name="T5">Keeping the name while no better found.. ;-)</text:span></text:p>
          <draw:enhanced-geometry svg:viewBox="0 0 21600 21600" draw:path-stretchpoint-x="10800" draw:path-stretchpoint-y="11000" draw:text-areas="?f0 ?f0 ?f3 ?f12" draw:type="horizontal-scroll" draw:modifiers="2394.0886699507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line draw:style-name="gr22" draw:text-style-name="P1" draw:layer="layout" svg:x1="25.057cm" svg:y1="18.126cm" svg:x2="25.056cm" svg:y2="12.288cm">
            <text:p/>
          </draw:line>
          <draw:line draw:style-name="gr23" draw:text-style-name="P1" draw:layer="layout" svg:x1="24.792cm" svg:y1="18.083cm" svg:x2="25.055cm" svg:y2="18.083cm">
            <text:p/>
          </draw:line>
        </draw:g>
        <draw:frame draw:style-name="gr11" draw:text-style-name="P10" draw:layer="layout" svg:width="4.896cm" svg:height="0.607cm" svg:x="39.673cm" svg:y="7.542cm">
          <draw:text-box>
            <text:p text:style-name="P9"><text:span text:style-name="T7">pure virtual companion classes</text:span></text:p>
          </draw:text-box>
        </draw:frame>
        <draw:frame draw:style-name="gr11" draw:text-style-name="P11" draw:layer="layout" svg:width="8.85cm" svg:height="0.607cm" svg:x="49.453cm" svg:y="40.317cm">
          <draw:text-box>
            <text:p><text:span text:style-name="T8">Copyright ©</text:span><text:span text:style-name="T9"> </text:span><text:span text:style-name="T7">2009, 2010 Pierre Wieser for Nautilus-Actions.</text:span></text:p>
          </draw:text-box>
        </draw:frame>
        <draw:rect draw:style-name="gr24" draw:text-style-name="P3" draw:layer="layout" svg:width="4.5cm" svg:height="1.4cm" svg:x="51.5cm" svg:y="21.401cm">
          <text:p text:style-name="P1"><text:span text:style-name="T2">NactPreferencesDialog</text:span></text:p>
        </draw:rect>
        <draw:rect draw:style-name="gr6" draw:text-style-name="P4" draw:layer="layout" svg:width="4cm" svg:height="1.4cm" svg:x="28.115cm" svg:y="26.855cm">
          <text:p text:style-name="P1"><text:span text:style-name="T3">NAObjectId</text:span></text:p>
        </draw:rect>
        <draw:custom-shape draw:style-name="gr2" draw:text-style-name="P2" draw:layer="layout" svg:width="3.8cm" svg:height="0.8cm" svg:x="25.643cm" svg:y="25.649cm">
          <text:p text:style-name="P1"><text:span text:style-name="T1">NAIDuplicable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5" draw:text-style-name="P3" draw:layer="layout" svg:width="4cm" svg:height="1.4cm" svg:x="31.795cm" svg:y="35.185cm">
          <text:p text:style-name="P1"><text:span text:style-name="T2">NAObjectAction</text:span></text:p>
        </draw:rect>
        <draw:rect draw:style-name="gr25" draw:text-style-name="P3" draw:layer="layout" svg:width="4cm" svg:height="1.4cm" svg:x="32.675cm" svg:y="28.315cm">
          <text:p text:style-name="P1"><text:span text:style-name="T2">NAObjectProfile</text:span></text:p>
        </draw:rect>
        <draw:rect draw:style-name="gr25" draw:text-style-name="P3" draw:layer="layout" svg:width="4cm" svg:height="1.4cm" svg:x="25.503cm" svg:y="35.176cm">
          <text:p text:style-name="P1"><text:span text:style-name="T2">NAObjectMenu</text:span></text:p>
        </draw:rect>
        <draw:rect draw:style-name="gr6" draw:text-style-name="P4" draw:layer="layout" svg:width="4cm" svg:height="1.4cm" svg:x="28.115cm" svg:y="32.413cm">
          <text:p text:style-name="P1"><text:span text:style-name="T3">NAObjectItem</text:span></text:p>
        </draw:rect>
        <draw:line draw:style-name="gr16" draw:text-style-name="P1" draw:layer="layout" svg:x1="29.719cm" svg:y1="33.787cm" svg:x2="27.694cm" svg:y2="35.16cm">
          <text:p/>
        </draw:line>
        <draw:line draw:style-name="gr16" draw:text-style-name="P1" draw:layer="layout" svg:x1="30.474cm" svg:y1="33.787cm" svg:x2="33.426cm" svg:y2="35.194cm">
          <text:p/>
        </draw:line>
        <draw:g>
          <draw:line draw:style-name="gr16" draw:text-style-name="P1" draw:layer="layout" svg:x1="30.171cm" svg:y1="28.341cm" svg:x2="30.171cm" svg:y2="32.379cm">
            <text:p/>
          </draw:line>
          <draw:line draw:style-name="gr16" draw:text-style-name="P1" draw:layer="layout" svg:x1="30.223cm" svg:y1="28.91cm" svg:x2="32.67cm" svg:y2="28.91cm">
            <text:p/>
          </draw:line>
        </draw:g>
        <draw:g>
          <draw:line draw:style-name="gr26" draw:text-style-name="P1" draw:layer="layout" svg:x1="38.991cm" svg:y1="20.869cm" svg:x2="38.991cm" svg:y2="19.085cm">
            <text:p/>
          </draw:line>
          <draw:line draw:style-name="gr19" draw:text-style-name="P1" draw:layer="layout" svg:x1="38.997cm" svg:y1="20.836cm" svg:x2="46.015cm" svg:y2="20.836cm">
            <text:p/>
          </draw:line>
        </draw:g>
        <draw:frame draw:style-name="gr11" draw:text-style-name="P13" draw:layer="layout" svg:width="3.224cm" svg:height="0.607cm" svg:x="44.343cm" svg:y="16.763cm">
          <draw:text-box>
            <text:p text:style-name="P12"><text:span text:style-name="T10">companion classes</text:span></text:p>
          </draw:text-box>
        </draw:frame>
        <draw:rect draw:style-name="gr24" draw:text-style-name="P3" draw:layer="layout" svg:width="4.5cm" svg:height="1.4cm" svg:x="51.5cm" svg:y="16.901cm">
          <text:p text:style-name="P1"><text:span text:style-name="T2">NactExportAsk</text:span></text:p>
        </draw:rect>
        <draw:g>
          <draw:line draw:style-name="gr26" draw:text-style-name="P1" draw:layer="layout" svg:x1="48.752cm" svg:y1="17.821cm" svg:x2="48.752cm" svg:y2="16.72cm">
            <text:p/>
          </draw:line>
          <draw:line draw:style-name="gr19" draw:text-style-name="P1" draw:layer="layout" svg:x1="48.717cm" svg:y1="17.797cm" svg:x2="51.555cm" svg:y2="17.797cm">
            <text:p/>
          </draw:line>
        </draw:g>
        <draw:rect draw:style-name="gr14" draw:text-style-name="P4" draw:layer="layout" svg:width="4cm" svg:height="1.4cm" svg:x="48.938cm" svg:y="9.907cm">
          <text:p text:style-name="P1"><text:span text:style-name="T3">BaseDialog</text:span></text:p>
        </draw:rect>
        <draw:g>
          <draw:line draw:style-name="gr16" draw:text-style-name="P1" draw:layer="layout" svg:x1="42cm" svg:y1="18.39cm" svg:x2="43.001cm" svg:y2="18.39cm">
            <text:p/>
          </draw:line>
          <draw:line draw:style-name="gr17" draw:text-style-name="P1" draw:layer="layout" svg:x1="42.006cm" svg:y1="18.405cm" svg:x2="42.006cm" svg:y2="9.929cm">
            <text:p/>
          </draw:line>
          <draw:line draw:style-name="gr16" draw:text-style-name="P1" draw:layer="layout" svg:x1="41.993cm" svg:y1="10.633cm" svg:x2="48.937cm" svg:y2="10.633cm">
            <text:p/>
          </draw:line>
          <draw:line draw:style-name="gr16" draw:text-style-name="P1" draw:layer="layout" svg:x1="41.993cm" svg:y1="11.857cm" svg:x2="42.956cm" svg:y2="11.857cm">
            <text:p/>
          </draw:line>
        </draw:g>
        <draw:rect draw:style-name="gr24" draw:text-style-name="P3" draw:layer="layout" svg:width="4.5cm" svg:height="1.4cm" svg:x="51.5cm" svg:y="23.301cm">
          <text:p text:style-name="P1"><text:span text:style-name="T2">NactConfirmLogout</text:span></text:p>
        </draw:rect>
        <draw:g>
          <draw:line draw:style-name="gr26" draw:text-style-name="P1" draw:layer="layout" svg:x1="48.991cm" svg:y1="24.247cm" svg:x2="48.991cm" svg:y2="21.314cm">
            <text:p/>
          </draw:line>
          <draw:line draw:style-name="gr19" draw:text-style-name="P1" draw:layer="layout" svg:x1="48.958cm" svg:y1="22.266cm" svg:x2="51.525cm" svg:y2="22.266cm">
            <text:p/>
          </draw:line>
          <draw:line draw:style-name="gr19" draw:text-style-name="P1" draw:layer="layout" svg:x1="48.959cm" svg:y1="24.257cm" svg:x2="51.526cm" svg:y2="24.257cm">
            <text:p/>
          </draw:line>
        </draw:g>
        <draw:g>
          <draw:line draw:style-name="gr16" draw:text-style-name="P1" draw:layer="layout" svg:x1="50.623cm" svg:y1="17.449cm" svg:x2="51.523cm" svg:y2="17.449cm">
            <text:p/>
          </draw:line>
          <draw:line draw:style-name="gr27" draw:text-style-name="P1" draw:layer="layout" svg:x1="50.66cm" svg:y1="23.724cm" svg:x2="50.66cm" svg:y2="11.317cm">
            <text:p/>
          </draw:line>
          <draw:line draw:style-name="gr16" draw:text-style-name="P1" draw:layer="layout" svg:x1="50.625cm" svg:y1="21.845cm" svg:x2="51.525cm" svg:y2="21.845cm">
            <text:p/>
          </draw:line>
          <draw:line draw:style-name="gr16" draw:text-style-name="P1" draw:layer="layout" svg:x1="50.625cm" svg:y1="23.753cm" svg:x2="51.525cm" svg:y2="23.753cm">
            <text:p/>
          </draw:line>
        </draw:g>
        <draw:custom-shape draw:style-name="gr2" draw:text-style-name="P2" draw:layer="layout" svg:width="3.8cm" svg:height="0.8cm" svg:x="43.702cm" svg:y="21.653cm">
          <text:p text:style-name="P1"><text:span text:style-name="T1">BaseIPrefs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" draw:text-style-name="P3" draw:layer="layout" svg:width="4cm" svg:height="1.4cm" svg:x="31.866cm" svg:y="19.066cm">
          <text:p text:style-name="P1"><text:span text:style-name="T2">NAUpdater</text:span></text:p>
        </draw:rect>
        <draw:g>
          <draw:line draw:style-name="gr16" draw:text-style-name="P1" draw:layer="layout" svg:x1="23.706cm" svg:y1="20.011cm" svg:x2="31.887cm" svg:y2="20.011cm">
            <text:p/>
          </draw:line>
          <draw:line draw:style-name="gr17" draw:text-style-name="P1" draw:layer="layout" svg:x1="23.714cm" svg:y1="19.095cm" svg:x2="23.714cm" svg:y2="20.01cm">
            <text:p/>
          </draw:line>
        </draw:g>
        <draw:g>
          <draw:line draw:style-name="gr22" draw:text-style-name="P1" draw:layer="layout" svg:x1="37.921cm" svg:y1="20.082cm" svg:x2="37.915cm" svg:y2="18.981cm">
            <text:p/>
          </draw:line>
          <draw:line draw:style-name="gr23" draw:text-style-name="P1" draw:layer="layout" svg:x1="35.903cm" svg:y1="20.074cm" svg:x2="37.91cm" svg:y2="20.074cm">
            <text:p/>
          </draw:line>
        </draw:g>
        <draw:custom-shape draw:style-name="gr2" draw:text-style-name="P2" draw:layer="layout" svg:width="3.8cm" svg:height="0.8cm" svg:x="18.751cm" svg:y="19.378cm">
          <text:p text:style-name="P1"><text:span text:style-name="T1">NAIPrefs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22" draw:text-style-name="P1" draw:layer="layout" svg:x1="21.316cm" svg:y1="16.922cm" svg:x2="21.293cm" svg:y2="17.713cm">
            <text:p/>
          </draw:line>
          <draw:line draw:style-name="gr23" draw:text-style-name="P1" draw:layer="layout" svg:x1="13.656cm" svg:y1="16.928cm" svg:x2="21.273cm" svg:y2="16.928cm">
            <text:p/>
          </draw:line>
        </draw:g>
        <draw:rect draw:style-name="gr3" draw:text-style-name="P3" draw:layer="layout" svg:width="4cm" svg:height="1.4cm" svg:x="9.653cm" svg:y="16.211cm">
          <text:p text:style-name="P1"><text:span text:style-name="T2">NAModule</text:span></text:p>
        </draw:rect>
        <draw:frame draw:style-name="gr28" draw:text-style-name="P15" draw:layer="layout" svg:width="2.555cm" svg:height="0.607cm" svg:x="11.989cm" svg:y="20.359cm">
          <draw:text-box>
            <text:p text:style-name="P14"><text:span text:style-name="T11">NAIIOProvider</text:span></text:p>
          </draw:text-box>
        </draw:frame>
        <draw:custom-shape draw:style-name="gr2" draw:text-style-name="P2" draw:layer="layout" svg:width="3.8cm" svg:height="0.8cm" svg:x="5.517cm" svg:y="21.859cm">
          <text:p text:style-name="P1"><text:span text:style-name="T1">NAIIO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5.589cm" svg:y="26.961cm">
          <text:p text:style-name="P1"><text:span text:style-name="T1">NAIFactory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3" draw:layer="layout" svg:width="4cm" svg:height="1.4cm" svg:x="7.8cm" svg:y="24.236cm">
          <text:p text:style-name="P1"><text:span text:style-name="T2">NadpDesktopProvider</text:span></text:p>
        </draw:rect>
        <draw:custom-shape draw:style-name="gr2" draw:text-style-name="P2" draw:layer="layout" svg:width="3.8cm" svg:height="0.8cm" svg:x="5.589cm" svg:y="25.961cm">
          <text:p text:style-name="P1"><text:span text:style-name="T1">NAIIOProvid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29" draw:text-style-name="P1" draw:layer="layout" svg:x1="23.005cm" svg:y1="24.988cm" svg:x2="23.006cm" svg:y2="19.118cm">
            <text:p/>
          </draw:line>
          <draw:line draw:style-name="gr30" draw:text-style-name="P1" draw:layer="layout" svg:x1="22.989cm" svg:y1="20.957cm" svg:x2="11.705cm" svg:y2="20.957cm">
            <text:p/>
          </draw:line>
          <draw:line draw:style-name="gr30" draw:text-style-name="P1" draw:layer="layout" svg:x1="22.991cm" svg:y1="24.967cm" svg:x2="11.707cm" svg:y2="24.967cm">
            <text:p/>
          </draw:line>
        </draw:g>
        <draw:rect draw:style-name="gr31" draw:text-style-name="P3" draw:layer="layout" svg:width="4cm" svg:height="1.4cm" svg:x="7.65cm" svg:y="8.601cm">
          <text:p text:style-name="P1"><text:span text:style-name="T2">NATracker</text:span></text:p>
        </draw:rect>
        <draw:rect draw:style-name="gr10" draw:text-style-name="P3" draw:layer="layout" svg:width="4cm" svg:height="1.4cm" svg:x="7.65cm" svg:y="6.001cm">
          <text:p text:style-name="P1"><text:span text:style-name="T2">nautilus-module.c</text:span></text:p>
        </draw:rect>
        <draw:frame draw:style-name="gr11" draw:text-style-name="P5" draw:layer="layout" svg:width="2.331cm" svg:height="1.979cm" svg:x="8.495cm" svg:y="3.72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tracker</text:span></text:p>
            <text:p text:style-name="P1"><text:span text:style-name="T4">extension</text:span></text:p>
          </draw:text-box>
        </draw:frame>
        <draw:rect draw:style-name="gr32" draw:text-style-name="P3" draw:layer="layout" svg:width="4cm" svg:height="1.4cm" svg:x="7.65cm" svg:y="6.002cm">
          <text:p text:style-name="P1"><text:span text:style-name="T2">na-tracker-plugin.c</text:span></text:p>
        </draw:rect>
        <draw:line draw:style-name="gr19" draw:text-style-name="P1" draw:layer="layout" svg:x1="9.65cm" svg:y1="7.483cm" svg:x2="9.65cm" svg:y2="8.622cm">
          <text:p/>
        </draw:line>
        <draw:rect draw:style-name="gr7" draw:text-style-name="P3" draw:layer="layout" svg:width="4cm" svg:height="1.4cm" svg:x="7.65cm" svg:y="11.384cm">
          <text:p text:style-name="P1"><text:span text:style-name="T2">NATrackerDBus</text:span></text:p>
        </draw:rect>
        <draw:line draw:style-name="gr22" draw:text-style-name="P1" draw:layer="layout" svg:x1="9.683cm" svg:y1="11.399cm" svg:x2="9.683cm" svg:y2="9.923cm">
          <text:p/>
        </draw:line>
        <draw:line draw:style-name="gr30" draw:text-style-name="P1" draw:layer="layout" svg:x1="50.03cm" svg:y1="13.972cm" svg:x2="54.26cm" svg:y2="13.972cm">
          <text:p/>
        </draw:line>
        <draw:frame draw:style-name="gr33" draw:text-style-name="P15" draw:layer="layout" svg:width="2.217cm" svg:height="0.678cm" svg:x="51.163cm" svg:y="13.43cm">
          <draw:text-box>
            <text:p text:style-name="P14"><text:span text:style-name="T11">NAIImporter</text:span></text:p>
          </draw:text-box>
        </draw:frame>
        <draw:line draw:style-name="gr30" draw:text-style-name="P1" draw:layer="layout" svg:x1="50.064cm" svg:y1="16.031cm" svg:x2="54.294cm" svg:y2="16.031cm">
          <text:p/>
        </draw:line>
        <draw:frame draw:style-name="gr33" draw:text-style-name="P15" draw:layer="layout" svg:width="2.238cm" svg:height="0.678cm" svg:x="51.197cm" svg:y="15.489cm">
          <draw:text-box>
            <text:p text:style-name="P14"><text:span text:style-name="T11">NAIExporter</text:span></text:p>
          </draw:text-box>
        </draw:frame>
        <draw:rect draw:style-name="gr8" draw:text-style-name="P3" draw:layer="layout" svg:width="4cm" svg:height="1.4cm" svg:x="7.801cm" svg:y="28.437cm">
          <text:p text:style-name="P1"><text:span text:style-name="T2">NAXMLProvider</text:span></text:p>
        </draw:rect>
        <draw:custom-shape draw:style-name="gr2" draw:text-style-name="P2" draw:layer="layout" svg:width="3.8cm" svg:height="0.8cm" svg:x="5.59cm" svg:y="30.162cm">
          <text:p text:style-name="P1"><text:span text:style-name="T1">NAIImport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0" draw:text-style-name="P1" draw:layer="layout" svg:x1="16.286cm" svg:y1="29.152cm" svg:x2="11.756cm" svg:y2="29.152cm">
          <text:p/>
        </draw:line>
        <draw:frame draw:style-name="gr34" draw:text-style-name="P17" draw:layer="layout" svg:width="4.219cm" svg:height="1.023cm" svg:x="11.827cm" svg:y="28.164cm">
          <draw:text-box>
            <text:p text:style-name="P16"><text:span text:style-name="T11">NAIExporter / NAIImporter</text:span></text:p>
            <text:p text:style-name="P16"><text:span text:style-name="T11">from NACT</text:span></text:p>
          </draw:text-box>
        </draw:frame>
        <draw:custom-shape draw:style-name="gr2" draw:text-style-name="P2" draw:layer="layout" svg:width="3.8cm" svg:height="0.8cm" svg:x="23.662cm" svg:y="36.843cm">
          <text:p text:style-name="P1"><text:span text:style-name="T1">NAIFactoryObjec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30.764cm" svg:y="31.138cm">
          <text:p text:style-name="P1"><text:span text:style-name="T1">NAIFactoryObjec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30.764cm" svg:y="30.038cm">
          <text:p text:style-name="P1"><text:span text:style-name="T1">NAIContextual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8cm" svg:height="0.8cm" svg:x="29.801cm" svg:y="36.869cm">
          <text:p text:style-name="P1"><text:span text:style-name="T1">NAIFactoryObject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22" draw:text-style-name="P1" draw:layer="layout" svg:x1="36.412cm" svg:y1="35.915cm" svg:x2="35.739cm" svg:y2="35.897cm">
            <text:p/>
          </draw:line>
          <draw:line draw:style-name="gr23" draw:text-style-name="P1" draw:layer="layout" svg:x1="36.407cm" svg:y1="29.736cm" svg:x2="36.407cm" svg:y2="35.8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re </meta:initial-creator>
    <meta:creation-date>2009-06-25T23:18:01</meta:creation-date>
    <dc:date>2010-03-26T00:36:10</dc:date>
    <dc:creator>Pierre </dc:creator>
    <meta:editing-duration>PT115H30M08S</meta:editing-duration>
    <meta:editing-cycles>28</meta:editing-cycles>
    <meta:generator>OpenOffice.org/3.1$Unix OpenOffice.org_project/310m19$Build-9420</meta:generator>
    <meta:document-statistic meta:object-count="135"/>
  </office:meta>
</office:document-meta>
</file>